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94f7" officeooo:paragraph-rsid="001594f7"/>
    </style:style>
    <style:style style:name="P2" style:family="paragraph" style:parent-style-name="Standard">
      <style:text-properties fo:font-weight="bold" officeooo:rsid="001594f7" officeooo:paragraph-rsid="001594f7" style:font-weight-asian="bold" style:font-weight-complex="bold"/>
    </style:style>
    <style:style style:name="P3" style:family="paragraph" style:parent-style-name="Standard">
      <style:text-properties fo:font-style="italic" fo:font-weight="normal" officeooo:rsid="001594f7" officeooo:paragraph-rsid="001594f7"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style="normal" fo:font-weight="normal" officeooo:rsid="001993ff" officeooo:paragraph-rsid="001993ff"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1993ff" officeooo:paragraph-rsid="001f3428"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1d75ba" officeooo:paragraph-rsid="001993ff" style:font-style-asian="normal" style:font-weight-asian="normal" style:font-style-complex="normal" style:font-weight-complex="normal"/>
    </style:style>
    <style:style style:name="P7" style:family="paragraph" style:parent-style-name="Standard">
      <style:text-properties fo:font-style="normal" fo:font-weight="bold" officeooo:rsid="00177436" officeooo:paragraph-rsid="00177436" style:font-style-asian="normal" style:font-weight-asian="bold" style:font-style-complex="normal" style:font-weight-complex="bold"/>
    </style:style>
    <style:style style:name="P8" style:family="paragraph" style:parent-style-name="Standard">
      <style:text-properties fo:font-style="normal" fo:font-weight="bold" officeooo:rsid="001993ff" officeooo:paragraph-rsid="001993ff"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1993ff" officeooo:paragraph-rsid="001993ff" style:font-style-asian="normal" style:font-weight-asian="bold" style:font-style-complex="normal" style:font-weight-complex="bold"/>
    </style:style>
    <style:style style:name="P10" style:family="paragraph" style:parent-style-name="Standard">
      <style:text-properties officeooo:rsid="0021ffc3" officeooo:paragraph-rsid="0021ffc3"/>
    </style:style>
    <style:style style:name="P11" style:family="paragraph" style:parent-style-name="Standard">
      <style:text-properties fo:font-weight="bold" officeooo:rsid="001594f7" officeooo:paragraph-rsid="001594f7" style:font-weight-asian="bold" style:font-weight-complex="bold"/>
    </style:style>
    <style:style style:name="P12" style:family="paragraph" style:parent-style-name="Standard">
      <style:text-properties fo:font-style="normal" fo:font-weight="normal" officeooo:rsid="0018fc4d" officeooo:paragraph-rsid="00177436" style:font-style-asian="normal" style:font-weight-asian="normal" style:font-style-complex="normal" style:font-weight-complex="normal"/>
    </style:style>
    <style:style style:name="P13" style:family="paragraph" style:parent-style-name="Standard">
      <style:text-properties fo:font-style="normal" fo:font-weight="normal" officeooo:rsid="001993ff" officeooo:paragraph-rsid="001993ff"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d75ba" officeooo:paragraph-rsid="001f3428" style:font-style-asian="normal" style:font-weight-asian="normal" style:font-style-complex="normal" style:font-weight-complex="normal"/>
    </style:style>
    <style:style style:name="P15" style:family="paragraph" style:parent-style-name="Standard">
      <style:text-properties fo:font-style="normal" fo:font-weight="normal" officeooo:rsid="0022cfd4" officeooo:paragraph-rsid="00177436"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22cfd4" officeooo:paragraph-rsid="0022cfd4"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21ffc3" officeooo:paragraph-rsid="001f3428" style:font-style-asian="normal" style:font-weight-asian="normal" style:font-style-complex="normal" style:font-weight-complex="normal"/>
    </style:style>
    <style:style style:name="P18" style:family="paragraph" style:parent-style-name="Standard">
      <style:text-properties fo:font-style="normal" fo:font-weight="bold" officeooo:rsid="00177436" officeooo:paragraph-rsid="00177436"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1993ff" officeooo:paragraph-rsid="001993ff" style:font-style-asian="normal" style:font-weight-asian="bold" style:font-style-complex="normal" style:font-weight-complex="bold"/>
    </style:style>
    <style:style style:name="P20" style:family="paragraph" style:parent-style-name="Standard">
      <style:text-properties fo:font-style="italic" fo:font-weight="normal" officeooo:rsid="001594f7" officeooo:paragraph-rsid="001594f7"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5bf28" style:font-weight-asian="bold" style:font-weight-complex="bold"/>
    </style:style>
    <style:style style:name="T3" style:family="text">
      <style:text-properties officeooo:rsid="0015bf28"/>
    </style:style>
    <style:style style:name="T4" style:family="text">
      <style:text-properties fo:font-weight="normal" style:font-weight-asian="normal" style:font-weight-complex="normal"/>
    </style:style>
    <style:style style:name="T5" style:family="text">
      <style:text-properties fo:font-weight="normal" officeooo:rsid="0018fc4d" style:font-weight-asian="normal" style:font-weight-complex="normal"/>
    </style:style>
    <style:style style:name="T6" style:family="text">
      <style:text-properties fo:font-weight="normal" officeooo:rsid="001f3428" style:font-weight-asian="normal" style:font-weight-complex="normal"/>
    </style:style>
    <style:style style:name="T7" style:family="text">
      <style:text-properties fo:font-weight="normal" officeooo:rsid="002178e5" style:font-weight-asian="normal" style:font-weight-complex="normal"/>
    </style:style>
    <style:style style:name="T8" style:family="text">
      <style:text-properties fo:font-weight="normal" officeooo:rsid="0021ffc3" style:font-weight-asian="normal" style:font-weight-complex="normal"/>
    </style:style>
    <style:style style:name="T9" style:family="text">
      <style:text-properties fo:font-weight="normal" officeooo:rsid="00229c80" style:font-weight-asian="normal" style:font-weight-complex="normal"/>
    </style:style>
    <style:style style:name="T10" style:family="text">
      <style:text-properties officeooo:rsid="00169f37"/>
    </style:style>
    <style:style style:name="T11" style:family="text">
      <style:text-properties officeooo:rsid="001d4d10"/>
    </style:style>
    <style:style style:name="T12" style:family="text">
      <style:text-properties officeooo:rsid="001d75ba"/>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8fc4d" style:font-style-asian="normal" style:font-weight-asian="normal" style:font-style-complex="normal" style:font-weight-complex="normal"/>
    </style:style>
    <style:style style:name="T15" style:family="text">
      <style:text-properties fo:font-style="normal" fo:font-weight="normal" officeooo:rsid="0021ffc3" style:font-style-asian="normal" style:font-weight-asian="normal" style:font-style-complex="normal" style:font-weight-complex="normal"/>
    </style:style>
    <style:style style:name="T16" style:family="text">
      <style:text-properties fo:font-style="normal" fo:font-weight="normal" officeooo:rsid="002178e5" style:font-style-asian="normal" style:font-weight-asian="normal" style:font-style-complex="normal" style:font-weight-complex="normal"/>
    </style:style>
    <style:style style:name="T17" style:family="text">
      <style:text-properties officeooo:rsid="002178e5"/>
    </style:style>
    <style:style style:name="T18" style:family="text">
      <style:text-properties officeooo:rsid="0021ffc3"/>
    </style:style>
    <style:style style:name="T19" style:family="text">
      <style:text-properties officeooo:rsid="00229c80"/>
    </style:style>
    <style:style style:name="T20" style:family="text">
      <style:text-properties officeooo:rsid="002477df"/>
    </style:style>
    <style:style style:name="T21" style:family="text">
      <style:text-properties officeooo:rsid="0024196f"/>
    </style:style>
    <style:style style:name="T22" style:family="text">
      <style:text-properties officeooo:rsid="00262c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Federal de Educação, Ciência e Tecnologia de Mato Grosso</text:p>
      <text:p text:style-name="P1"><text:span text:style-name="T1">Aluno:</text:span> Vitor Bruno de Oliveira Barth <text:tab/><text:span text:style-name="T1">Matrícula:</text:span> 2015178440220</text:p>
      <text:p text:style-name="P1"><text:span text:style-name="T1">Professora: </text:span>Juliana Saragiotto Silva<text:tab/><text:span text:style-name="T1">Disciplina:</text:span> Metodologia Científica</text:p>
      <text:p text:style-name="P1"/>
      <text:p text:style-name="P1"/>
      <text:p text:style-name="P2">1 – Qual <text:s/>área de pesquisa?</text:p>
      <text:p text:style-name="P1"><text:span text:style-name="T3"><text:tab/>Aplicações e servidores que utilizam nodeJS<text:line-break/><text:line-break/></text:span><text:span text:style-name="T2">2 – Quais as palavras-chave utilizar na pesquisa?</text:span></text:p>
      <text:p text:style-name="P3"><text:tab/>“<text:span text:style-name="T10">servidor em nodeJS”</text:span><text:span text:style-name="T18">, </text:span>“<text:span text:style-name="T18">modelos de servidor em nodeJS”, “exemplo de servidor em nodeJS”</text:span></text:p>
      <text:p text:style-name="P3"/>
      <text:p text:style-name="P7">3. Encontrar dois trabalhos:</text:p>
      <text:p text:style-name="P7"><text:tab/><text:span text:style-name="T4">a) “Utilização da tecnologia nodeJS para consumo eficiente dos recusos de servidores Web”</text:span></text:p>
      <text:p text:style-name="P7"><text:span text:style-name="T4"><text:tab/>b) “</text:span><text:span text:style-name="T5">Arquitetura e testes de serviços Web de alto desempenho com nodeJS e mongoDB”</text:span></text:p>
      <text:p text:style-name="P7"><text:span text:style-name="T14"><text:tab/></text:span><text:span text:style-name="T14">c</text:span><text:span text:style-name="T15">) </text:span><text:span text:style-name="T14">“</text:span><text:span text:style-name="T5">Node.js Paradigms and Benchmarks</text:span><text:span text:style-name="T14">”</text:span></text:p>
      <text:p text:style-name="P10"><text:span text:style-name="T14"><text:tab/></text:span><text:span text:style-name="T16">d</text:span><text:span text:style-name="T13">) “Node.js: Using JavaScript to Build High-Performance Network Programs”</text:span></text:p>
      <text:p text:style-name="P15"><text:tab/><text:span text:style-name="T17">e</text:span>) “Entendendo Servidores We<text:span text:style-name="T22">b</text:span> de Alta Demanda</text:p>
      <text:p text:style-name="P12"/>
      <text:p text:style-name="P9">3.1 Qual o critério usei para selecioná-los?</text:p>
      <text:p text:style-name="P9"><text:span text:style-name="T6"><text:tab/></text:span><text:span text:style-name="T8">Nesta pesquisa procurei mais por desafios encontrados no desenvolvimento de ambientes web com nodeJS. O principal critério que utilizei foi a novidade. Muitos dos trabalhos que aparecem não possuem utilidade pois são <text:s/>específicos demais ou não falam nada diferente de seus semelhantes. </text:span></text:p>
      <text:p text:style-name="P9"><text:span text:style-name="T6"><text:tab/></text:span><text:span text:style-name="T7">Após encontrar um artigo </text:span><text:span text:style-name="T9">aparentemente</text:span><text:span text:style-name="T7"> diferente dos quais eu já havia havia lido, avalio </text:span><text:span text:style-name="T9">mais profundamente </text:span><text:span text:style-name="T7">o con</text:span><text:span text:style-name="T9">t</text:span><text:span text:style-name="T7">eúdo que ele apresenta. Caso tenha uma base teórica boa, </text:span><text:span text:style-name="T9">procuro lê-lo inteiro, caso contrário leio os métodos e resultados. Caso os resultados obtidos ou os métodos de pesquisa sejam diferentes dos outros artigos leio-o completo, senão descarto-o.</text:span></text:p>
      <text:p text:style-name="P13"/>
      <text:p text:style-name="P8">3.2 Explicar a escolha de cada um.</text:p>
      <text:p text:style-name="P4"><text:tab/>a) <text:span text:style-name="T11">Para mim, que realizo um projeto de pesquisa na área de integração cliente-servidor, este artigo foi determinante na escolha da tecnologia a ser empregada. O autor conseguiu convencer-me da superioridade do nodeJS em detrimento de PHP+Apache (uma tecnologia equivalente) ao apresentar os resultados de testes que se assemelham a aplicação que farei. </text:span></text:p>
      <text:p text:style-name="P4"><text:tab/><text:span text:style-name="T12">Não posso dizer que a leitura foi totalmente agradável, principalmente devido a formatação que foi feita, utilizando grandes espaços entre parágrafos, além de que, para que eu pudesse compreendê-lo, foram necessárias pesquisas paralelas, as quais me ‘forçaram’ a aprender mais sobre o conteúdo de minha pesquisa.</text:span></text:p>
      <text:p text:style-name="P4"/>
      <text:p text:style-name="P5"><text:tab/><text:span text:style-name="T12">b) A fundamentação teórica que o autor desenvolve entre os itens 2 e 5 me ajudaram muito na compreensão da integração entre um servidor e um banco de </text:span><text:soft-page-break/><text:span text:style-name="T12">dados, e assim este artigo ajudou-me bastante no planejamento do projeto que desenvolvo. </text:span></text:p>
      <text:p text:style-name="P14"><text:tab/>Contudo a linguagem utilizada pelo autor é complexa e me obrigou a realizar mais pesquisas que o artigo a), o que tornou a leitura deste também cansativa, porém a formatação do artigo é bem mais agradável visualmente, assim como a linguagem empregada na revisão teórica permitiu uma compreensão até fácil.</text:p>
      <text:p text:style-name="P14"/>
      <text:p text:style-name="P17"><text:tab/><text:span text:style-name="T19">c</text:span>) Este foi escolhido, em especial, pelas suas considerações finais. O trabalho não é muito diferente <text:span text:style-name="T21">b), </text:span>contudo ele, <text:span text:style-name="T21">mesmo</text:span> brevemente, apresenta alguns desafios encontrados no desenvolvimento de servidores nodeJS, assim como explica que valores destes testes sintéticos não equivalem totalmente ao mundo real. Oras, se testes sintéticos não equivalem ao mundo real, como posso medir a eficiência de uma tecnologia? Bem, este artigo também apresenta uma boa resposta para tal pergunta, assim como explica bem os pontos críticos de cada metodologia de teste utilizado. Além de tudo, a bibliografia proporcionou algumas leituras interessantes que me ajudaram a continuar meu projeto de pesquisa.</text:p>
      <text:p text:style-name="P6"/>
      <text:p text:style-name="P6"><text:tab/><text:span text:style-name="T19">d) Sempre encontrei referências a este trabalho que tenta explicar diretamente o que acontece em um servidor nodeJS e como funcionam os pedidos web assíncronos. <text:s/>Não o vejo como um artigo a ser devorado e decorado, mas sim como uma fonte de consulta e que deve ser digerido aos poucos conforme a pesquisa avança, principalmente devido ao fato que ele apresenta muitos conceitos novos (para mim).</text:span></text:p>
      <text:p text:style-name="P6"/>
      <text:p text:style-name="P16"><text:tab/><text:span text:style-name="T19">e</text:span>) <text:span text:style-name="T20">Este não, para mim, não parece um artigo bom. As técnicas de pesquisa são apresentadas de forma superficial e parecem ser um tanto quanto parciais, tanto é que o resultado dele é totalmente oposto a todas as outras pesquisas. Segundo ele, servidores web nodeJs são menos eficazes que os Apache, e portanto, escolher tal tecnologia será quase sempre um erro. Tal artigo deve ser estudado, pois mesmo sendo fracos, os argumentos por ele apresentado não são errados, afinal, o trabalho com nodeJS pode ser sim mais complicado (e possuir menos suporte) que a solução Apache+PH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0:22:01.092127753</meta:creation-date>
    <dc:date>2016-10-18T19:09:10.743091124</dc:date>
    <meta:editing-duration>PT53M15S</meta:editing-duration>
    <meta:editing-cycles>15</meta:editing-cycles>
    <meta:generator>LibreOffice/5.2.2.2.0$Linux_X86_64 LibreOffice_project/20m0$Build-2</meta:generator>
    <meta:document-statistic meta:table-count="0" meta:image-count="0" meta:object-count="0" meta:page-count="2" meta:paragraph-count="23" meta:word-count="674" meta:character-count="4377" meta:non-whitespace-character-count="3700"/>
  </office:meta>
</office:document-meta>
</file>